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29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0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2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3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49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55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56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57" style:family="paragraph" style:parent-style-name="Standard">
      <style:text-properties officeooo:rsid="000fd088" officeooo:paragraph-rsid="000fd088"/>
    </style:style>
    <style:style style:name="P58" style:family="paragraph" style:parent-style-name="Text_20_body">
      <style:paragraph-properties fo:line-height="138%" style:writing-mode="lr-tb"/>
      <style:text-properties officeooo:paragraph-rsid="000fd088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7" style:family="text">
      <style:text-properties officeooo:rsid="000aa791"/>
    </style:style>
    <style:style style:name="T18" style:family="text">
      <style:text-properties officeooo:rsid="000b6bda"/>
    </style:style>
    <style:style style:name="T19" style:family="text">
      <style:text-properties officeooo:rsid="000e9fa4"/>
    </style:style>
    <style:style style:name="T20" style:family="text">
      <style:text-properties style:font-name="Calibri" fo:font-size="10.5pt" fo:font-style="normal" style:text-underline-style="none" fo:font-weight="normal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.5pt" fo:font-style="normal" style:text-underline-style="none" fo:font-weight="normal"/>
    </style:style>
    <style:style style:name="T23" style:family="text">
      <style:text-properties style:font-name="Courier New" officeooo:rsid="0010c2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una GUI / Luna Instrument Controller Command Interface Definition</text:p>
      <text:p text:style-name="P14">Command Format:</text:p>
      <text:p text:style-name="P14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0">0000000001</text:span></text:p>
      <text:p text:style-name="P5"/>
      <text:p text:style-name="P28"><text:span text:style-name="T1">Length</text:span><text:span text:style-name="T15"> </text:span><text:span text:style-name="T2">(size of the message): 10 bytes (10-19)</text:span></text:p>
      <text:p text:style-name="P20">Right justified, zero filled, Ascii characters representing an id number.</text:p>
      <text:p text:style-name="P20">Size is totally inclusive (n)</text:p>
      <text:p text:style-name="P1">Eg: 0000000123</text:p>
      <text:p text:style-name="P1"/>
      <text:p text:style-name="P28"><text:span text:style-name="T1">Device name</text:span><text:span text:style-name="T2">: 64 bytes (20-83)</text:span></text:p>
      <text:p text:style-name="P20">Left justified ASCII Characters representing a device name. Space filled.</text:p>
      <text:p text:style-name="P28"><text:span text:style-name="T2">Eg: </text:span><text:span text:style-name="T10">HighVoltageSupply</text:span></text:p>
      <text:p text:style-name="P28"><text:span text:style-name="T1">CMD</text:span><text:span text:style-name="T2">: 10 bytes (84-93)</text:span></text:p>
      <text:p text:style-name="P20">Left justified ASCII Characters representing a device name. Space filled.</text:p>
      <text:p text:style-name="P28"><text:span text:style-name="T2">Eg: </text:span><text:span text:style-name="T10">INVTHW____</text:span></text:p>
      <text:p text:style-name="P28"><text:span text:style-name="T1">Args</text:span><text:span text:style-name="T2">: x bytes: 94-n</text:span></text:p>
      <text:p text:style-name="P36">Left justified ASCII Characters representing any arguments to a command. Line feed terminated.</text:p>
      <text:p text:style-name="P48"><text:span text:style-name="T2">Eg: </text:span><text:span text:style-name="T10">10.123\n</text:span></text:p>
      <text:p text:style-name="P36">ID of the message will always increment by one.</text:p>
      <text:p text:style-name="P1">The response will contain the sender’s (i.e. whoever initiated the command) ID.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Instrument Controller Supported Commands</text:p>
      <text:p text:style-name="P19">Unless otherwise stated, commands return an “OK” response when successful.  Failed commands return “FAIL” and unknown commands return “SYNTAX” in the response.</text:p>
      <text:p text:style-name="P27"/>
      <text:p text:style-name="P26">Instrument Controller Server Commands</text:p>
      <text:p text:style-name="P14">Inventory Hardware</text:p>
      <text:p text:style-name="P47"><text:span text:style-name="T2">CMD:</text:span><text:span text:style-name="T15"> <text:tab/><text:tab/><text:tab/></text:span><text:span text:style-name="T10">INVTHW</text:span></text:p>
      <text:p text:style-name="P47"><text:span text:style-name="T2">Response: </text:span><text:span text:style-name="T15"><text:s/><text:tab/><text:tab/></text:span><text:span text:style-name="T10">INVTHW____[status string]\n</text:span></text:p>
      <text:p text:style-name="P49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56"/>
      <text:p text:style-name="P34">Shutdown System</text:p>
      <text:p text:style-name="P35">CMD: <text:tab/><text:tab/><text:tab/>SHUTDOWN</text:p>
      <text:p text:style-name="P35">Response: <text:tab/><text:tab/>None</text:p>
      <text:p text:style-name="P35">Description: <text:tab/><text:tab/>Instrument controller will issue appropriate shutdown commands to all <text:tab/><text:tab/><text:tab/><text:tab/>devices and exit.</text:p>
      <text:p text:style-name="P29"/>
      <text:p text:style-name="P30"/>
      <text:p text:style-name="P22">High Voltage Power Supply</text:p>
      <text:p text:style-name="P14">Get Voltage and Current</text:p>
      <text:p text:style-name="P6"><text:span text:style-name="T2">CMD: <text:tab/><text:tab/><text:tab/></text:span><text:span text:style-name="T10">GETVI</text:span></text:p>
      <text:p text:style-name="P6"><text:span text:style-name="T2">Device Name:</text:span><text:span text:style-name="T15"> <text:tab/></text:span><text:span text:style-name="T10">HighVoltageSupply</text:span></text:p>
      <text:p text:style-name="P6"><text:span text:style-name="T2">Response:</text:span><text:span text:style-name="T15"> <text:tab/><text:tab/></text:span><text:span text:style-name="T10">OK________[voltage] [current]\n </text:span><text:span text:style-name="T14">(check to see if it’s one <text:tab/><text:tab/><text:tab/><text:tab/>space or more)</text:span></text:p>
      <text:p text:style-name="P6"><text:span text:style-name="T2">Example:</text:span><text:span text:style-name="T15"> <text:tab/><text:tab/></text:span><text:span text:style-name="T10">GETV______\n</text:span></text:p>
      <text:p text:style-name="P47"><text:span text:style-name="T2">Description:</text:span><text:span text:style-name="T15"> <text:tab/><text:tab/></text:span><text:span text:style-name="T2">Will return the voltage (in volts) and current (in milliamps).</text:span></text:p>
      <text:p text:style-name="P14"/>
      <text:p text:style-name="P14"/>
      <text:p text:style-name="P14"/>
      <text:p text:style-name="P14"><text:soft-page-break/></text:p>
      <text:p text:style-name="P14">Set Voltage</text:p>
      <text:p text:style-name="P6"><text:span text:style-name="T2">CMD: <text:tab/><text:tab/><text:tab/></text:span><text:span text:style-name="T10">SETV [volts]</text:span></text:p>
      <text:p text:style-name="P6"><text:span text:style-name="T2">Device Name:</text:span><text:span text:style-name="T15"> <text:tab/></text:span><text:span text:style-name="T10">HighVoltageSupply</text:span></text:p>
      <text:p text:style-name="P6"><text:span text:style-name="T2">Response: <text:tab/><text:tab/></text:span><text:span text:style-name="T10">OK________\n (</text:span><text:span text:style-name="T14">same thing here)</text:span></text:p>
      <text:p text:style-name="P6"><text:span text:style-name="T2">Example: <text:tab/><text:tab/></text:span><text:span text:style-name="T10">SETV______10.0\n</text:span></text:p>
      <text:p text:style-name="P35">Description: <text:tab/><text:tab/>Will set the voltage to the specified amount (in volts).</text:p>
      <text:p text:style-name="P35"/>
      <text:p text:style-name="P22">Thermo Cycler (TEC)</text:p>
      <text:p text:style-name="P14">Start Sequence</text:p>
      <text:p text:style-name="P6"><text:span text:style-name="T2">CMD: <text:tab/><text:tab/><text:tab/></text:span><text:span text:style-name="T10">STARTSEQ [number of cycles]</text:span></text:p>
      <text:p text:style-name="P6"><text:span text:style-name="T2">Device Name: <text:tab/></text:span><text:span text:style-name="T10">TECController</text:span></text:p>
      <text:p text:style-name="P6"><text:span text:style-name="T2">Response: <text:tab/><text:tab/></text:span><text:span text:style-name="T10">OK\n</text:span></text:p>
      <text:p text:style-name="P6"><text:span text:style-name="T2">Example:</text:span><text:span text:style-name="T15"> <text:tab/><text:tab/></text:span><text:span text:style-name="T10">STARTSEQ__40\n</text:span></text:p>
      <text:p text:style-name="P35">Description: <text:tab/><text:tab/>Will begin the thermo cycler’s predefined steps for the given number <text:tab/><text:tab/><text:tab/><text:tab/>of cycles.</text:p>
      <text:p text:style-name="P14">Stop Sequence</text:p>
      <text:p text:style-name="P6"><text:span text:style-name="T2">CMD:</text:span><text:span text:style-name="T15"> <text:tab/><text:tab/><text:tab/></text:span><text:span text:style-name="T10">STOPSEQ</text:span></text:p>
      <text:p text:style-name="P6"><text:span text:style-name="T2">Device Name:</text:span><text:span text:style-name="T15"> <text:tab/></text:span><text:span text:style-name="T10">TECController</text:span></text:p>
      <text:p text:style-name="P6"><text:span text:style-name="T2">Response: <text:tab/><text:tab/></text:span><text:span text:style-name="T10">OK\n</text:span></text:p>
      <text:p text:style-name="P6"><text:span text:style-name="T2">Example: <text:tab/><text:tab/></text:span><text:span text:style-name="T10">STOPSEQ___\n</text:span></text:p>
      <text:p text:style-name="P47"><text:span text:style-name="T2">Description:</text:span><text:span text:style-name="T15"> <text:tab/><text:tab/></text:span><text:span text:style-name="T2">Will abort the thermo cycler’s currently running sequence.</text:span></text:p>
      <text:p text:style-name="P50"/>
      <text:p text:style-name="P50">Read Sequence Data</text:p>
      <text:p text:style-name="P6"><text:span text:style-name="T2">CMD: <text:tab/><text:tab/><text:tab/></text:span><text:span text:style-name="T10">READSEQD</text:span></text:p>
      <text:p text:style-name="P6"><text:span text:style-name="T2">Device Name:</text:span><text:span text:style-name="T15"> <text:tab/></text:span><text:span text:style-name="T10">TECController</text:span></text:p>
      <text:p text:style-name="P47"><text:span text:style-name="T2">Response: <text:tab/><text:tab/></text:span><text:span text:style-name="T10">OK_[block temp]_[sample temp]_[current cycle]_[step]\n</text:span></text:p>
      <text:p text:style-name="P6"><text:span text:style-name="T2">Example: <text:tab/><text:tab/></text:span><text:span text:style-name="T10">READSEQD__\n</text:span></text:p>
      <text:p text:style-name="P35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54"/>
      <text:p text:style-name="P54"/>
      <text:p text:style-name="P54"/>
      <text:p text:style-name="P54"><text:soft-page-break/>OBIS Laser</text:p>
      <text:p text:style-name="P14">Get Laser Power</text:p>
      <text:p text:style-name="P6"><text:span text:style-name="T2">CMD: <text:tab/><text:tab/><text:tab/></text:span><text:span text:style-name="T10">GETLPWR</text:span></text:p>
      <text:p text:style-name="P6"><text:span text:style-name="T2">Device Name:</text:span><text:span text:style-name="T15"> <text:tab/></text:span><text:span text:style-name="T10">OBISLaser</text:span></text:p>
      <text:p text:style-name="P6"><text:span text:style-name="T2">Response: </text:span><text:span text:style-name="T15"><text:s/><text:tab/><text:tab/></text:span><text:span text:style-name="T10">OK________[power in watts]\n</text:span></text:p>
      <text:p text:style-name="P6"><text:span text:style-name="T2">Example:</text:span><text:span text:style-name="T15"> <text:tab/><text:tab/></text:span><text:span text:style-name="T10">GETLPWR___\n</text:span></text:p>
      <text:p text:style-name="P47"><text:span text:style-name="T2">Description:</text:span><text:span text:style-name="T15"> <text:tab/><text:tab/></text:span><text:span text:style-name="T2">Will return the current output power (in watts).</text:span></text:p>
      <text:p text:style-name="P14"/>
      <text:p text:style-name="P14">Set Laser Power</text:p>
      <text:p text:style-name="P6"><text:span text:style-name="T2">CMD: <text:tab/><text:tab/><text:tab/></text:span><text:span text:style-name="T10">SETLPWR [watts]</text:span></text:p>
      <text:p text:style-name="P6"><text:span text:style-name="T2">Device Name:</text:span><text:span text:style-name="T15"> <text:tab/></text:span><text:span text:style-name="T10">OBISLaser</text:span></text:p>
      <text:p text:style-name="P6"><text:span text:style-name="T2">Response:</text:span><text:span text:style-name="T15"> <text:tab/><text:tab/></text:span><text:span text:style-name="T10">OK________\n</text:span></text:p>
      <text:p text:style-name="P6"><text:span text:style-name="T2">Example: <text:tab/><text:tab/></text:span><text:span text:style-name="T10">SETLPWR___0.01600\n</text:span></text:p>
      <text:p text:style-name="P47"><text:span text:style-name="T2">Description:</text:span><text:span text:style-name="T15"> <text:tab/><text:tab/></text:span><text:span text:style-name="T2">Will set the current output power (in watts).</text:span></text:p>
      <text:p text:style-name="P31"/>
      <text:p text:style-name="P14">Turn Laser ON or OFF</text:p>
      <text:p text:style-name="P6"><text:span text:style-name="T2">CMD: <text:tab/><text:tab/><text:tab/></text:span><text:span text:style-name="T10">SETLSTATE [ON|OFF]</text:span></text:p>
      <text:p text:style-name="P6"><text:span text:style-name="T2">Device Name: <text:tab/></text:span><text:span text:style-name="T10">OBISLaser</text:span></text:p>
      <text:p text:style-name="P6"><text:span text:style-name="T2">Response: <text:tab/><text:tab/></text:span><text:span text:style-name="T10">OK________\n</text:span></text:p>
      <text:p text:style-name="P6"><text:span text:style-name="T2">Example:<text:tab/><text:tab/></text:span><text:span text:style-name="T10">SETLSTATE_OFF\n</text:span></text:p>
      <text:p text:style-name="P47"><text:span text:style-name="T2">Description:<text:tab/><text:tab/>Will turn on or off the laser.</text:span></text:p>
      <text:p text:style-name="P47"><text:span text:style-name="T2"/></text:p>
      <text:p text:style-name="P22">Spectrometer</text:p>
      <text:p text:style-name="P17">Set Exposure Time Milliseconds</text:p>
      <text:p text:style-name="P1">CMD:<text:tab/><text:tab/><text:tab/><text:span text:style-name="T18">SPCSETEXP [timeMS]</text:span></text:p>
      <text:p text:style-name="P6"><text:span text:style-name="T2">Device Name:</text:span><text:span text:style-name="T15"> <text:tab/></text:span><text:span text:style-name="T16">Spectrometer</text:span></text:p>
      <text:p text:style-name="P6"><text:span text:style-name="T2">Response: <text:tab/><text:tab/></text:span><text:span text:style-name="T10">OK________\n</text:span></text:p>
      <text:p text:style-name="P6"><text:span text:style-name="T2">Example: <text:tab/><text:tab/></text:span><text:span text:style-name="T5">SPCSETEXP_250</text:span><text:span text:style-name="T10">\n</text:span></text:p>
      <text:p text:style-name="P35">Description: <text:tab/><text:tab/><text:span text:style-name="T18">Set the spectrometer exposure time in milliseconds.</text:span></text:p>
      <text:p text:style-name="P35"/>
      <text:p text:style-name="P17">Start Spectrometer continuous capture</text:p>
      <text:p text:style-name="P3">CMD:<text:tab/><text:tab/><text:tab/><text:bookmark-start text:name="__DdeLink__922_1512600991"/><text:span text:style-name="T18">SPCSTARTC [filename] [time between reads MS] [capture duration MS]</text:span><text:bookmark-end text:name="__DdeLink__922_1512600991"/></text:p>
      <text:p text:style-name="P8"><text:span text:style-name="T2">Device Name:</text:span><text:span text:style-name="T15"> <text:tab/></text:span><text:span text:style-name="T16">Spectrometer</text:span></text:p>
      <text:p text:style-name="P8"><text:soft-page-break/><text:span text:style-name="T2">Response: <text:tab/><text:tab/></text:span><text:span text:style-name="T10">OK________\n</text:span></text:p>
      <text:p text:style-name="P8"><text:span text:style-name="T2">Example: <text:tab/><text:tab/></text:span><text:span text:style-name="T5">SPCSTARTC_spectra.csv 0 3600000</text:span><text:span text:style-name="T10">\n</text:span></text:p>
      <text:p text:style-name="P38">Description: <text:tab/><text:tab/><text:span text:style-name="T18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38"/>
      <text:p text:style-name="P18">Check if a continuous capture is running</text:p>
      <text:p text:style-name="P4">CMD:<text:tab/><text:tab/><text:tab/><text:span text:style-name="T18">SPCISCRUN</text:span></text:p>
      <text:p text:style-name="P9"><text:span text:style-name="T2">Device Name:</text:span><text:span text:style-name="T15"> <text:tab/></text:span><text:span text:style-name="T16">Spectrometer</text:span></text:p>
      <text:p text:style-name="P9"><text:span text:style-name="T2">Response: <text:tab/><text:tab/></text:span><text:span text:style-name="T10">OK________</text:span><text:span text:style-name="T11">[TRUE or FALSE]</text:span><text:span text:style-name="T10">\n</text:span></text:p>
      <text:p text:style-name="P9"><text:span text:style-name="T2">Example: <text:tab/><text:tab/></text:span><text:span text:style-name="T6">SPCISCRUN</text:span><text:span text:style-name="T10">\n</text:span></text:p>
      <text:p text:style-name="P39">Description: <text:tab/><text:tab/><text:span text:style-name="T19">Checks if a continuous capture is running.</text:span></text:p>
      <text:p text:style-name="P39"/>
      <text:p text:style-name="P6"/>
      <text:p text:style-name="P6"/>
      <text:p text:style-name="P24">Fluidics Valve</text:p>
      <text:p text:style-name="P16">Set Valve Postion</text:p>
      <text:p text:style-name="P2">CMD:<text:tab/><text:tab/><text:tab/><text:span text:style-name="T17">FVALVEPOS [A|CLOSED|B]</text:span></text:p>
      <text:p text:style-name="P7"><text:span text:style-name="T2">Device Name:<text:tab/></text:span><text:span text:style-name="T4">FluidValve</text:span><text:span text:style-name="T15"> </text:span></text:p>
      <text:p text:style-name="P7"><text:span text:style-name="T2">Response: <text:tab/><text:tab/></text:span><text:span text:style-name="T10">OK________\n</text:span></text:p>
      <text:p text:style-name="P7"><text:span text:style-name="T2">Example: <text:tab/><text:tab/></text:span><text:span text:style-name="T4">FVALVEPOS_CLOSED</text:span><text:span text:style-name="T10">\n</text:span></text:p>
      <text:p text:style-name="P37">Description: <text:tab/><text:tab/><text:span text:style-name="T17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57">DAVE'S INSTRUMENT COMMANDS</text:p>
      <text:p text:style-name="P57"/>
      <text:p text:style-name="P23">Capillary Heater</text:p>
      <text:p text:style-name="P15">Turn on Capillary Heater</text:p>
      <text:p text:style-name="P10"><text:span text:style-name="T2">CMD: <text:tab/><text:tab/><text:tab/></text:span><text:span text:style-name="T10">CAPHEATON</text:span></text:p>
      <text:p text:style-name="P10"><text:span text:style-name="T2">Device Name:<text:tab/></text:span><text:span text:style-name="T12">Pi</text:span></text:p>
      <text:p text:style-name="P10"><text:soft-page-break/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10">CAPHEATON\n</text:span></text:p>
      <text:p text:style-name="P40">Description: Turn on the Capillary Heater</text:p>
      <text:p text:style-name="P32"/>
      <text:p text:style-name="P15">Turn off Capillary Heater</text:p>
      <text:p text:style-name="P10"><text:span text:style-name="T2">CMD: </text:span><text:span text:style-name="T15"><text:s/><text:tab/><text:tab/><text:tab/></text:span><text:span text:style-name="T10">CAPHEATOFF</text:span></text:p>
      <text:p text:style-name="P10"><text:span text:style-name="T2">Device Name:<text:tab/></text:span><text:span text:style-name="T12">Pi</text:span></text:p>
      <text:p text:style-name="P10"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10">CAPHEATOFF\n</text:span></text:p>
      <text:p text:style-name="P40">Description: <text:tab/><text:tab/>Turn off the Capillary Heater</text:p>
      <text:p text:style-name="P58"/>
      <text:p text:style-name="P15">Get Temperature</text:p>
      <text:p text:style-name="P10"><text:span text:style-name="T2">CMD:<text:tab/><text:tab/><text:tab/></text:span><text:span text:style-name="T10">CAPGETT</text:span></text:p>
      <text:p text:style-name="P10"><text:span text:style-name="T2">Device Name:<text:tab/></text:span><text:span text:style-name="T12">Pi</text:span></text:p>
      <text:p text:style-name="P10"><text:span text:style-name="T2">Response: <text:tab/><text:tab/></text:span><text:span text:style-name="T10">OK_____[temp]\n</text:span></text:p>
      <text:p text:style-name="P10"><text:span text:style-name="T2">Example: <text:tab/><text:tab/></text:span><text:span text:style-name="T10">CAPGETT\n</text:span></text:p>
      <text:p text:style-name="P40">Description: <text:tab/><text:tab/>Get the temperature from the  Capillary Heater</text:p>
      <text:p text:style-name="P15">Set Temperature</text:p>
      <text:p text:style-name="P10"><text:span text:style-name="T2">CMD: <text:tab/><text:tab/><text:tab/></text:span><text:span text:style-name="T10">CAPSETT [temp]</text:span></text:p>
      <text:p text:style-name="P10"><text:span text:style-name="T2">Device Name:<text:tab/></text:span><text:span text:style-name="T12">Pi</text:span></text:p>
      <text:p text:style-name="P10"><text:span text:style-name="T2">Response: <text:tab/></text:span><text:span text:style-name="T3"><text:tab/></text:span><text:span text:style-name="T10">OK_____\n</text:span></text:p>
      <text:p text:style-name="P10"><text:span text:style-name="T2">Example:<text:tab/><text:tab/></text:span><text:span text:style-name="T10">CAPSETT___10.0\n</text:span></text:p>
      <text:p text:style-name="P41">Description: <text:tab/><text:tab/>Sets the temperature for the  Capillary Heater to heat up to.</text:p>
      <text:p text:style-name="P41"/>
      <text:p text:style-name="P25">Laser Motor</text:p>
      <text:p text:style-name="P15">Go Left</text:p>
      <text:p text:style-name="P10"><text:span text:style-name="T2">CMD: <text:tab/><text:tab/><text:tab/></text:span><text:span text:style-name="T10">MOVELEFT</text:span></text:p>
      <text:p text:style-name="P10"><text:span text:style-name="T2">Device Name:<text:tab/></text:span><text:span text:style-name="T12">Pi</text:span></text:p>
      <text:p text:style-name="P10"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10">MOVELEFT\n</text:span></text:p>
      <text:p text:style-name="P40">Description: <text:tab/><text:tab/>Laser Motor will go to the left</text:p>
      <text:p text:style-name="P33"/>
      <text:p text:style-name="P15">Go Right</text:p>
      <text:p text:style-name="P10"><text:span text:style-name="T2">CMD: <text:tab/><text:tab/><text:tab/></text:span><text:span text:style-name="T10">MOVERIGHT</text:span></text:p>
      <text:p text:style-name="P10"><text:soft-page-break/><text:span text:style-name="T2">Device Name:<text:tab/></text:span><text:span text:style-name="T12">Pi</text:span></text:p>
      <text:p text:style-name="P10"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10">MOVERIGHT\n</text:span></text:p>
      <text:p text:style-name="P15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2">Pi</text:span></text:p>
      <text:p text:style-name="P10"><text:span text:style-name="T2">Response: <text:tab/><text:tab/></text:span><text:span text:style-name="T10">OK________\n</text:span></text:p>
      <text:p text:style-name="P11"><text:span text:style-name="T2">Example: <text:tab/><text:tab/></text:span><text:span text:style-name="T7">L</text:span><text:span text:style-name="T8">MHOME</text:span><text:span text:style-name="T10">\n</text:span></text:p>
      <text:p text:style-name="P40">Description: <text:tab/><text:tab/>Laser Motor retracts in order for user to put a new capillary.</text:p>
      <text:p text:style-name="P15">Finished Replacing Capillary</text:p>
      <text:p text:style-name="P10"><text:span text:style-name="T2">CMD: <text:tab/><text:tab/><text:tab/></text:span><text:span text:style-name="T10">CAPREADY</text:span></text:p>
      <text:p text:style-name="P10"><text:span text:style-name="T2">Device Name:<text:tab/></text:span><text:span text:style-name="T12">Pi</text:span></text:p>
      <text:p text:style-name="P10"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10">CAPREADY\n</text:span></text:p>
      <text:p text:style-name="P41">Description:<text:tab/><text:tab/> Laser Motor moves back to it’s original position relative to capillary being <text:tab/><text:tab/><text:tab/>installed</text:p>
      <text:p text:style-name="P41"/>
      <text:p text:style-name="P51">Gel Pump</text:p>
      <text:p text:style-name="P15">Finished Replacing Capillary</text:p>
      <text:p text:style-name="P10"><text:span text:style-name="T2">CMD: <text:tab/><text:tab/><text:tab/></text:span><text:span text:style-name="T7">GPHOME </text:span></text:p>
      <text:p text:style-name="P44"><text:span text:style-name="T20">Device Name:<text:tab/></text:span><text:span text:style-name="T22">Pi</text:span></text:p>
      <text:p text:style-name="P10"><text:span text:style-name="T2">Response: <text:tab/><text:tab/></text:span><text:span text:style-name="T10">OK________\n</text:span></text:p>
      <text:p text:style-name="P10"><text:span text:style-name="T2">Example: <text:tab/><text:tab/></text:span><text:span text:style-name="T7">GPHOME\n</text:span></text:p>
      <text:p text:style-name="P59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2"><text:span text:style-name="T21">Description:<text:tab/></text:span><text:span text:style-name="T23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2"><text:span text:style-name="T21">Description:<text:tab/></text:span><text:span text:style-name="T23">Gel pump to get aligned right up top of the plunger syringe</text:span></text:p>
      <text:p text:style-name="P51">Reagent W Pump</text:p>
      <text:p text:style-name="P11"><text:soft-page-break/><text:span text:style-name="T2">CMD: <text:tab/><text:tab/><text:tab/></text:span><text:span text:style-name="T8">RWHOME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60">Description:<text:tab/>Reagent W pump is raised to the top.</text:p>
      <text:p text:style-name="P60"/>
      <text:p text:style-name="P11"><text:span text:style-name="T2">CMD: <text:tab/><text:tab/><text:tab/></text:span><text:span text:style-name="T8">RWRATE [(microL/sec)]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60">Description:<text:tab/>Set the Reagent W pump rate.</text:p>
      <text:p text:style-name="P42"/>
      <text:p text:style-name="P60"/>
      <text:p text:style-name="P51">Reagent P Pump</text:p>
      <text:p text:style-name="P11"><text:span text:style-name="T2">CMD: <text:tab/><text:tab/><text:tab/></text:span><text:span text:style-name="T8">RPHOME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60">Description:<text:tab/>Reagent P pump is raised to the top.</text:p>
      <text:p text:style-name="P60"/>
      <text:p text:style-name="P11"><text:span text:style-name="T2">CMD: <text:tab/><text:tab/><text:tab/></text:span><text:span text:style-name="T8">RPRATE [(microL/sec)]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60">Description:<text:tab/>Set the Reagent P pump rate.</text:p>
      <text:p text:style-name="P42"/>
      <text:p text:style-name="P51">Reagent B Pump</text:p>
      <text:p text:style-name="P11"><text:span text:style-name="T2">CMD: <text:tab/><text:tab/><text:tab/></text:span><text:span text:style-name="T8">RBHOME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60">Description:<text:tab/>Reagent B pump is raised to the top.</text:p>
      <text:p text:style-name="P60"/>
      <text:p text:style-name="P11"><text:span text:style-name="T2">CMD: <text:tab/><text:tab/><text:tab/></text:span><text:span text:style-name="T8">RBRATE [(microL/sec)]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60">Description:<text:tab/>Set the Reagent W pump rate.</text:p>
      <text:p text:style-name="P42"/>
      <text:p text:style-name="P51"><text:soft-page-break/>Reagent M Pump</text:p>
      <text:p text:style-name="P11"><text:span text:style-name="T2">CMD: <text:tab/><text:tab/><text:tab/></text:span><text:span text:style-name="T8">RMHOME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60">Description:<text:tab/>Reagent M pump is raised to the top.</text:p>
      <text:p text:style-name="P60"/>
      <text:p text:style-name="P11"><text:span text:style-name="T2">CMD: <text:tab/><text:tab/><text:tab/></text:span><text:span text:style-name="T8">RMRATE [(microL/sec)] 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60">Description:<text:tab/>Set the Reagent M pump rate.</text:p>
      <text:p text:style-name="P42"/>
      <text:p text:style-name="P51">Chip Station Z</text:p>
      <text:p text:style-name="P10"><text:span text:style-name="T2">CMD: <text:tab/><text:tab/><text:tab/></text:span><text:span text:style-name="T8">CHIPZHOME</text:span></text:p>
      <text:p text:style-name="P44"><text:span text:style-name="T20">Device Name:<text:tab/></text:span><text:span text:style-name="T22">Pi</text:span></text:p>
      <text:p text:style-name="P11"><text:span text:style-name="T2">Response: <text:tab/><text:tab/></text:span><text:span text:style-name="T13">OK____\n</text:span></text:p>
      <text:p text:style-name="P11"><text:span text:style-name="T2">Example: <text:tab/><text:tab/></text:span><text:span text:style-name="T8">CHIPZHOME\n</text:span></text:p>
      <text:p text:style-name="P41"><text:span text:style-name="T21">Description:<text:tab/></text:span><text:span text:style-name="T23">Move Chip Station Z down</text:span></text:p>
      <text:p text:style-name="P51"/>
      <text:p text:style-name="P11"><text:span text:style-name="T2">CMD: <text:tab/><text:tab/><text:tab/></text:span><text:span text:style-name="T8">CHIPZUP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13">OK____\n</text:span></text:p>
      <text:p text:style-name="P11"><text:span text:style-name="T2">Example: <text:tab/><text:tab/></text:span><text:span text:style-name="T8">CHIPZUP\n</text:span></text:p>
      <text:p text:style-name="P42"><text:span text:style-name="T21">Description:<text:tab/></text:span><text:span text:style-name="T23">Move Chip Station Z Up</text:span></text:p>
      <text:p text:style-name="P51">Chip Station Y</text:p>
      <text:p text:style-name="P10"><text:span text:style-name="T2">CMD: <text:tab/><text:tab/><text:tab/></text:span><text:span text:style-name="T8">CHIPYHOME</text:span></text:p>
      <text:p text:style-name="P44"><text:span text:style-name="T20">Device Name:<text:tab/></text:span><text:span text:style-name="T22">Pi</text:span></text:p>
      <text:p text:style-name="P11"><text:span text:style-name="T2">Response: <text:tab/><text:tab/></text:span><text:span text:style-name="T13">OK____\n</text:span></text:p>
      <text:p text:style-name="P11"><text:span text:style-name="T2">Example: <text:tab/><text:tab/></text:span><text:span text:style-name="T8">CHIPYHOME\n</text:span></text:p>
      <text:p text:style-name="P41"><text:span text:style-name="T21">Description:<text:tab/></text:span><text:span text:style-name="T23">Move Chip Station Y in (to home position)</text:span></text:p>
      <text:p text:style-name="P51"/>
      <text:p text:style-name="P11"><text:bookmark-start text:name="__DdeLink__1150_1456527671"/><text:span text:style-name="T2">CMD: <text:tab/><text:tab/><text:tab/></text:span><text:span text:style-name="T8">CHIPYOUT</text:span></text:p>
      <text:p text:style-name="P45"><text:span text:style-name="T20">Device Name:<text:tab/></text:span><text:span text:style-name="T22">Pi</text:span></text:p>
      <text:p text:style-name="P11"><text:span text:style-name="T2">Response: <text:tab/><text:tab/></text:span><text:span text:style-name="T13">OK____\n</text:span></text:p>
      <text:p text:style-name="P11"><text:span text:style-name="T2">Example: <text:tab/><text:tab/></text:span><text:span text:style-name="T8">CHIPYOUT\n</text:span></text:p>
      <text:p text:style-name="P42"><text:span text:style-name="T21">Description:<text:tab/></text:span><text:span text:style-name="T23">Move Chip Station Y out</text:span></text:p>
      <text:p text:style-name="P52"><text:bookmark-end text:name="__DdeLink__1150_1456527671"/><text:soft-page-break/></text:p>
      <text:p text:style-name="P53">Valve</text:p>
      <text:p text:style-name="P12"><text:span text:style-name="T2">CMD: <text:tab/><text:tab/><text:tab/></text:span><text:span text:style-name="T9">V1-20_[OPEN|CLOSDED]</text:span></text:p>
      <text:p text:style-name="P46"><text:span text:style-name="T20">Device Name:<text:tab/></text:span><text:span text:style-name="T22">Pi</text:span></text:p>
      <text:p text:style-name="P12"><text:span text:style-name="T2">Response: <text:tab/><text:tab/></text:span><text:span text:style-name="T13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3"><text:span text:style-name="T21">Description:<text:tab/></text:span><text:span text:style-name="T23">Move Chip Station Y out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6T11:19:52.720856089</dc:date>
    <meta:editing-duration>PT2H14M3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0" meta:paragraph-count="247" meta:word-count="1136" meta:character-count="8191" meta:non-whitespace-character-count="6934"/>
  </office:meta>
</office:document-meta>
</file>